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78D8C839C2E4A3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71cm, 7.36cm, 21.411cm, 7.45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791cm" svg:height="11.599cm" svg:x="0.2cm" svg:y="0.201cm">
          <draw:image xlink:href="Pictures/10000000000005E8000007E0378D8C839C2E4A3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07:07:02.198380233</dc:date>
    <meta:editing-duration>PT2M5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